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1.905cm" fo:margin-right="0cm" fo:text-indent="0cm" style:auto-text-indent="false"/>
    </style:style>
    <style:style style:name="P4" style:family="paragraph" style:parent-style-name="Text_20_body">
      <style:text-properties style:font-size-complex="12pt"/>
    </style:style>
    <style:style style:name="P5" style:family="paragraph" style:parent-style-name="Title" style:master-page-name="Standard">
      <style:paragraph-properties style:page-number="auto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4pt" fo:font-weight="bold" style:font-size-asian="14pt" style:font-weight-asian="bold" style:font-size-complex="14pt"/>
    </style:style>
    <style:style style:name="T3" style:family="text">
      <style:text-properties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Higher Diploma in Computing</text:span></text:p>
      <text:p text:style-name="Title"><text:span text:style-name="T1">Project</text:span></text:p>
      <text:p text:style-name="P1"/>
      <text:p text:style-name="P2"><text:span text:style-name="T2">Testing</text:span></text:p>
      <text:p text:style-name="P4"/>
      <text:p text:style-name="Standard"><text:span text:style-name="T3">While the project is 95% functioning, There are some gaps in functionality. As it currently stands it is not possible to add a complete recipe. The list of instructions are not updating to the database. Although the uploaded images are being stored in the database as a binary array, it is not yet possible to display them with <text:s/>the recipe details. Therefore it was impossible to test the system fully end to end.</text:span></text:p>
      <text:p text:style-name="Standard"><text:span text:style-name="T3"/></text:p>
      <text:p text:style-name="Standard"><text:span text:style-name="T3">I have added two unit tests to the project which test two controllers are returning the correct views. Both of these tests currently pass.</text:span></text:p>
      <text:p text:style-name="Standard"><text:span text:style-name="T3"/></text:p>
      <text:p text:style-name="Standard"><text:span text:style-name="T3">All links tested: <text:s/>All links are attached to relevant pages.</text:span></text:p>
      <text:p text:style-name="Standard"><text:span text:style-name="T3">Search is returning all recipes with the relevant main ingredient</text:span></text:p>
      <text:p text:style-name="Standard"><text:span text:style-name="T3">All CSS is linked up and working.</text:span></text:p>
      <text:p text:style-name="Standard"><text:span text:style-name="T3">Project is same over two tested browsers Firefox and Google Chrome.</text:span></text:p>
      <text:p text:style-name="Standard"><text:span text:style-name="T3"/></text:p>
      <text:p text:style-name="Standard"><text:span text:style-name="T3">Code analysis is returning two minor errors. This is understandable as due to time constraints it was not possible to remove redundant code.</text:span></text:p>
      <text:p text:style-name="Standard"><text:span text:style-name="T3"/></text:p>
      <text:p text:style-name="Standard"><text:span text:style-name="T3"/></text:p>
      <text:p text:style-name="Standard"><text:span text:style-name="T3">Code Metrics are below:</text:span></text:p>
      <text:p text:style-name="Standard"><text:span text:style-name="T3"/></text:p>
      <text:p text:style-name="Standard"><text:span text:style-name="T3">Project: CheapAsChips</text:span></text:p>
      <text:p text:style-name="Standard"><text:span text:style-name="T3">Configuration: Debug</text:span></text:p>
      <text:p text:style-name="Standard"><text:span text:style-name="T3">Scope: Project</text:span></text:p>
      <text:p text:style-name="Standard"><text:span text:style-name="T3">Assembly: D:\github\CheapAScHIPS\CheapAsChips\CheapAsChips\bin\CheapAsChips.dll</text:span></text:p>
      <text:p text:style-name="Standard"><text:span text:style-name="T3">Maintainability Index: 89</text:span></text:p>
      <text:p text:style-name="Standard"><text:span text:style-name="T3">Cyclomatic Complexity: 387</text:span></text:p>
      <text:p text:style-name="Standard"><text:span text:style-name="T3">Depth of Inheritance: 4</text:span></text:p>
      <text:p text:style-name="Standard"><text:span text:style-name="T3">Class Coupling: 214</text:span></text:p>
      <text:p text:style-name="Standard"><text:span text:style-name="T3">Lines of Code: 737</text:span></text:p>
      <text:p text:style-name="Standard"><text:span text:style-name="T3"/></text:p>
      <text:p text:style-name="Standard"><text:span text:style-name="T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AR" style:font-size-asian="10pt" style:language-asian="es" style:country-asian="A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AR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I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/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with-next="always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keep-with-next="always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keep-with-next="always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keep-with-next="always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keep-with-next="always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9pt" fo:font-style="italic" fo:font-weight="bold" style:font-size-asian="9pt" style:font-style-asian="italic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4pt" fo:font-weight="bold" style:font-size-asian="14pt" style:font-weight-asian="bold" style:font-size-complex="1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Body_20_Text_20_2" style:display-name="Body Text 2" style:family="paragraph" style:parent-style-name="Standard" style:default-outline-level="" style:list-style-name="">
      <style:text-properties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05cm" fo:text-indent="-1.005cm" fo:margin-left="1.00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ATIONAL DIPLOMA IN COMPUTING</dc:title>
    <meta:initial-creator>Mary Williams</meta:initial-creator>
    <dc:creator>niall coffey</dc:creator>
    <meta:editing-cycles>8</meta:editing-cycles>
    <meta:print-date>2006-10-11T13:02:00</meta:print-date>
    <meta:creation-date>2011-11-08T22:36:00</meta:creation-date>
    <dc:date>2015-12-18T13:21:30.21</dc:date>
    <meta:editing-duration>PT18M56S</meta:editing-duration>
    <meta:generator>OpenOffice/4.1.1$Win32 OpenOffice.org_project/411m6$Build-9775</meta:generator>
    <meta:document-statistic meta:table-count="0" meta:image-count="0" meta:object-count="0" meta:page-count="1" meta:paragraph-count="20" meta:word-count="193" meta:character-count="1225"/>
    <meta:user-defined meta:name="AppVersion">12.0000</meta:user-defined>
    <meta:user-defined meta:name="Company">IT Tallagh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